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481466666667" calcext:value-type="float">
            <text:p>2.21481</text:p>
          </table:table-cell>
          <table:table-cell office:value-type="float" office:value="2.41916841666667" calcext:value-type="float">
            <text:p>2.41917</text:p>
          </table:table-cell>
          <table:table-cell office:value-type="float" office:value="3.887947" calcext:value-type="float">
            <text:p>3.8879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5528691666667" calcext:value-type="float">
            <text:p>2.25529</text:p>
          </table:table-cell>
          <table:table-cell office:value-type="float" office:value="2.41461691666667" calcext:value-type="float">
            <text:p>2.41462</text:p>
          </table:table-cell>
          <table:table-cell office:value-type="float" office:value="3.819295" calcext:value-type="float">
            <text:p>3.819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899908333333" calcext:value-type="float">
            <text:p>2.209</text:p>
          </table:table-cell>
          <table:table-cell office:value-type="float" office:value="2.35474783333333" calcext:value-type="float">
            <text:p>2.35475</text:p>
          </table:table-cell>
          <table:table-cell office:value-type="float" office:value="3.473063" calcext:value-type="float">
            <text:p>3.473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672941666667" calcext:value-type="float">
            <text:p>2.20673</text:p>
          </table:table-cell>
          <table:table-cell office:value-type="float" office:value="2.31328816666667" calcext:value-type="float">
            <text:p>2.31329</text:p>
          </table:table-cell>
          <table:table-cell office:value-type="float" office:value="3.761557" calcext:value-type="float">
            <text:p>3.761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077808333333" calcext:value-type="float">
            <text:p>2.19078</text:p>
          </table:table-cell>
          <table:table-cell office:value-type="float" office:value="2.29807475" calcext:value-type="float">
            <text:p>2.29807</text:p>
          </table:table-cell>
          <table:table-cell office:value-type="float" office:value="3.35194" calcext:value-type="float">
            <text:p>3.351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889791666667" calcext:value-type="float">
            <text:p>2.2889</text:p>
          </table:table-cell>
          <table:table-cell office:value-type="float" office:value="2.41481125" calcext:value-type="float">
            <text:p>2.41481</text:p>
          </table:table-cell>
          <table:table-cell office:value-type="float" office:value="4.407068" calcext:value-type="float">
            <text:p>4.4070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2257875" calcext:value-type="float">
            <text:p>2.22258</text:p>
          </table:table-cell>
          <table:table-cell office:value-type="float" office:value="2.28546166666667" calcext:value-type="float">
            <text:p>2.28546</text:p>
          </table:table-cell>
          <table:table-cell office:value-type="float" office:value="3.207608" calcext:value-type="float">
            <text:p>3.2076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1127125" calcext:value-type="float">
            <text:p>2.21127</text:p>
          </table:table-cell>
          <table:table-cell office:value-type="float" office:value="2.27810541666667" calcext:value-type="float">
            <text:p>2.27811</text:p>
          </table:table-cell>
          <table:table-cell office:value-type="float" office:value="3.208157" calcext:value-type="float">
            <text:p>3.2081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8268616666667" calcext:value-type="float">
            <text:p>2.18269</text:p>
          </table:table-cell>
          <table:table-cell office:value-type="float" office:value="2.27805908333333" calcext:value-type="float">
            <text:p>2.27806</text:p>
          </table:table-cell>
          <table:table-cell office:value-type="float" office:value="3.010131" calcext:value-type="float">
            <text:p>3.0101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6727675" calcext:value-type="float">
            <text:p>2.26728</text:p>
          </table:table-cell>
          <table:table-cell office:value-type="float" office:value="2.32288841666667" calcext:value-type="float">
            <text:p>2.32289</text:p>
          </table:table-cell>
          <table:table-cell office:value-type="float" office:value="4.015301" calcext:value-type="float">
            <text:p>4.01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6616691666667" calcext:value-type="float">
            <text:p>2.26617</text:p>
          </table:table-cell>
          <table:table-cell office:value-type="float" office:value="2.3390165" calcext:value-type="float">
            <text:p>2.33902</text:p>
          </table:table-cell>
          <table:table-cell office:value-type="float" office:value="4.404053" calcext:value-type="float">
            <text:p>4.404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139975" calcext:value-type="float">
            <text:p>2.1714</text:p>
          </table:table-cell>
          <table:table-cell office:value-type="float" office:value="2.25886475" calcext:value-type="float">
            <text:p>2.25886</text:p>
          </table:table-cell>
          <table:table-cell office:value-type="float" office:value="2.96646" calcext:value-type="float">
            <text:p>2.966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5687241666667" calcext:value-type="float">
            <text:p>2.25687</text:p>
          </table:table-cell>
          <table:table-cell office:value-type="float" office:value="2.22578033333333" calcext:value-type="float">
            <text:p>2.22578</text:p>
          </table:table-cell>
          <table:table-cell office:value-type="float" office:value="3.572628" calcext:value-type="float">
            <text:p>3.5726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636033333333" calcext:value-type="float">
            <text:p>2.25636</text:p>
          </table:table-cell>
          <table:table-cell office:value-type="float" office:value="2.2412745" calcext:value-type="float">
            <text:p>2.24127</text:p>
          </table:table-cell>
          <table:table-cell office:value-type="float" office:value="3.624115" calcext:value-type="float">
            <text:p>3.624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584358333333" calcext:value-type="float">
            <text:p>2.22584</text:p>
          </table:table-cell>
          <table:table-cell office:value-type="float" office:value="2.25343691666667" calcext:value-type="float">
            <text:p>2.25344</text:p>
          </table:table-cell>
          <table:table-cell office:value-type="float" office:value="2.977191" calcext:value-type="float">
            <text:p>2.9771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25236016666667" calcext:value-type="float">
            <text:p>2.25236</text:p>
          </table:table-cell>
          <table:table-cell office:value-type="float" office:value="2.19125683333333" calcext:value-type="float">
            <text:p>2.19126</text:p>
          </table:table-cell>
          <table:table-cell office:value-type="float" office:value="3.481815" calcext:value-type="float">
            <text:p>3.481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746591666667" calcext:value-type="float">
            <text:p>2.24747</text:p>
          </table:table-cell>
          <table:table-cell office:value-type="float" office:value="2.32064633333333" calcext:value-type="float">
            <text:p>2.32065</text:p>
          </table:table-cell>
          <table:table-cell office:value-type="float" office:value="3.980364" calcext:value-type="float">
            <text:p>3.9803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7359" calcext:value-type="float">
            <text:p>2.24736</text:p>
          </table:table-cell>
          <table:table-cell office:value-type="float" office:value="2.40736608333333" calcext:value-type="float">
            <text:p>2.40737</text:p>
          </table:table-cell>
          <table:table-cell office:value-type="float" office:value="4.028563" calcext:value-type="float">
            <text:p>4.028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2683758333333" calcext:value-type="float">
            <text:p>2.12684</text:p>
          </table:table-cell>
          <table:table-cell office:value-type="float" office:value="2.24446175" calcext:value-type="float">
            <text:p>2.24446</text:p>
          </table:table-cell>
          <table:table-cell office:value-type="float" office:value="2.525569" calcext:value-type="float">
            <text:p>2.5255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30335" calcext:value-type="float">
            <text:p>2.24303</text:p>
          </table:table-cell>
          <table:table-cell office:value-type="float" office:value="2.32902933333333" calcext:value-type="float">
            <text:p>2.32903</text:p>
          </table:table-cell>
          <table:table-cell office:value-type="float" office:value="4.046842" calcext:value-type="float">
            <text:p>4.046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287183333333" calcext:value-type="float">
            <text:p>2.24287</text:p>
          </table:table-cell>
          <table:table-cell office:value-type="float" office:value="2.29638475" calcext:value-type="float">
            <text:p>2.29638</text:p>
          </table:table-cell>
          <table:table-cell office:value-type="float" office:value="3.367447" calcext:value-type="float">
            <text:p>3.3674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099041666667" calcext:value-type="float">
            <text:p>2.24099</text:p>
          </table:table-cell>
          <table:table-cell office:value-type="float" office:value="2.37263541666667" calcext:value-type="float">
            <text:p>2.37264</text:p>
          </table:table-cell>
          <table:table-cell office:value-type="float" office:value="3.821152" calcext:value-type="float">
            <text:p>3.8211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3719241666667" calcext:value-type="float">
            <text:p>2.23719</text:p>
          </table:table-cell>
          <table:table-cell office:value-type="float" office:value="2.29819908333333" calcext:value-type="float">
            <text:p>2.2982</text:p>
          </table:table-cell>
          <table:table-cell office:value-type="float" office:value="3.327585" calcext:value-type="float">
            <text:p>3.3275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507241666667" calcext:value-type="float">
            <text:p>2.23507</text:p>
          </table:table-cell>
          <table:table-cell office:value-type="float" office:value="2.38758075" calcext:value-type="float">
            <text:p>2.38758</text:p>
          </table:table-cell>
          <table:table-cell office:value-type="float" office:value="3.817628" calcext:value-type="float">
            <text:p>3.8176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247466666667" calcext:value-type="float">
            <text:p>2.23247</text:p>
          </table:table-cell>
          <table:table-cell office:value-type="float" office:value="2.224278" calcext:value-type="float">
            <text:p>2.22428</text:p>
          </table:table-cell>
          <table:table-cell office:value-type="float" office:value="3.242201" calcext:value-type="float">
            <text:p>3.24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014841666667" calcext:value-type="float">
            <text:p>2.23015</text:p>
          </table:table-cell>
          <table:table-cell office:value-type="float" office:value="2.350643" calcext:value-type="float">
            <text:p>2.35064</text:p>
          </table:table-cell>
          <table:table-cell office:value-type="float" office:value="3.732086" calcext:value-type="float">
            <text:p>3.732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2732633333333" calcext:value-type="float">
            <text:p>2.22733</text:p>
          </table:table-cell>
          <table:table-cell office:value-type="float" office:value="2.374693" calcext:value-type="float">
            <text:p>2.37469</text:p>
          </table:table-cell>
          <table:table-cell office:value-type="float" office:value="3.464578" calcext:value-type="float">
            <text:p>3.4645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643633333333" calcext:value-type="float">
            <text:p>2.22644</text:p>
          </table:table-cell>
          <table:table-cell office:value-type="float" office:value="2.34770633333333" calcext:value-type="float">
            <text:p>2.34771</text:p>
          </table:table-cell>
          <table:table-cell office:value-type="float" office:value="3.731993" calcext:value-type="float">
            <text:p>3.731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04625" calcext:value-type="float">
            <text:p>2.22405</text:p>
          </table:table-cell>
          <table:table-cell office:value-type="float" office:value="2.19067333333333" calcext:value-type="float">
            <text:p>2.19067</text:p>
          </table:table-cell>
          <table:table-cell office:value-type="float" office:value="2.98726" calcext:value-type="float">
            <text:p>2.987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901375" calcext:value-type="float">
            <text:p>2.21901</text:p>
          </table:table-cell>
          <table:table-cell office:value-type="float" office:value="2.29094333333333" calcext:value-type="float">
            <text:p>2.29094</text:p>
          </table:table-cell>
          <table:table-cell office:value-type="float" office:value="3.434188" calcext:value-type="float">
            <text:p>3.4341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178385" calcext:value-type="float">
            <text:p>2.21784</text:p>
          </table:table-cell>
          <table:table-cell office:value-type="float" office:value="2.31090975" calcext:value-type="float">
            <text:p>2.31091</text:p>
          </table:table-cell>
          <table:table-cell office:value-type="float" office:value="3.625041" calcext:value-type="float">
            <text:p>3.625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1729858333333" calcext:value-type="float">
            <text:p>2.2173</text:p>
          </table:table-cell>
          <table:table-cell office:value-type="float" office:value="2.29035983333333" calcext:value-type="float">
            <text:p>2.29036</text:p>
          </table:table-cell>
          <table:table-cell office:value-type="float" office:value="3.148331" calcext:value-type="float">
            <text:p>3.1483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263458333333" calcext:value-type="float">
            <text:p>2.21263</text:p>
          </table:table-cell>
          <table:table-cell office:value-type="float" office:value="2.29042333333333" calcext:value-type="float">
            <text:p>2.29042</text:p>
          </table:table-cell>
          <table:table-cell office:value-type="float" office:value="3.361256" calcext:value-type="float">
            <text:p>3.361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943375" calcext:value-type="float">
            <text:p>2.20943</text:p>
          </table:table-cell>
          <table:table-cell office:value-type="float" office:value="2.27351291666667" calcext:value-type="float">
            <text:p>2.27351</text:p>
          </table:table-cell>
          <table:table-cell office:value-type="float" office:value="3.616706" calcext:value-type="float">
            <text:p>3.616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642283333333" calcext:value-type="float">
            <text:p>2.20642</text:p>
          </table:table-cell>
          <table:table-cell office:value-type="float" office:value="2.239342" calcext:value-type="float">
            <text:p>2.23934</text:p>
          </table:table-cell>
          <table:table-cell office:value-type="float" office:value="3.449512" calcext:value-type="float">
            <text:p>3.4495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636566666667" calcext:value-type="float">
            <text:p>2.20637</text:p>
          </table:table-cell>
          <table:table-cell office:value-type="float" office:value="2.13952025" calcext:value-type="float">
            <text:p>2.13952</text:p>
          </table:table-cell>
          <table:table-cell office:value-type="float" office:value="2.777336" calcext:value-type="float">
            <text:p>2.777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982441666667" calcext:value-type="float">
            <text:p>2.19982</text:p>
          </table:table-cell>
          <table:table-cell office:value-type="float" office:value="2.27787566666667" calcext:value-type="float">
            <text:p>2.27788</text:p>
          </table:table-cell>
          <table:table-cell office:value-type="float" office:value="3.245368" calcext:value-type="float">
            <text:p>3.2453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807625" calcext:value-type="float">
            <text:p>2.19808</text:p>
          </table:table-cell>
          <table:table-cell office:value-type="float" office:value="2.31425291666667" calcext:value-type="float">
            <text:p>2.31425</text:p>
          </table:table-cell>
          <table:table-cell office:value-type="float" office:value="3.437867" calcext:value-type="float">
            <text:p>3.437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785566666667" calcext:value-type="float">
            <text:p>2.19786</text:p>
          </table:table-cell>
          <table:table-cell office:value-type="float" office:value="2.26781983333333" calcext:value-type="float">
            <text:p>2.26782</text:p>
          </table:table-cell>
          <table:table-cell office:value-type="float" office:value="2.886378" calcext:value-type="float">
            <text:p>2.886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756891666667" calcext:value-type="float">
            <text:p>2.19757</text:p>
          </table:table-cell>
          <table:table-cell office:value-type="float" office:value="2.40628475" calcext:value-type="float">
            <text:p>2.40628</text:p>
          </table:table-cell>
          <table:table-cell office:value-type="float" office:value="3.650456" calcext:value-type="float">
            <text:p>3.650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743783333333" calcext:value-type="float">
            <text:p>2.19744</text:p>
          </table:table-cell>
          <table:table-cell office:value-type="float" office:value="2.21302658333333" calcext:value-type="float">
            <text:p>2.21303</text:p>
          </table:table-cell>
          <table:table-cell office:value-type="float" office:value="3.367562" calcext:value-type="float">
            <text:p>3.367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722125" calcext:value-type="float">
            <text:p>2.19722</text:p>
          </table:table-cell>
          <table:table-cell office:value-type="float" office:value="2.268175" calcext:value-type="float">
            <text:p>2.26818</text:p>
          </table:table-cell>
          <table:table-cell office:value-type="float" office:value="3.001806" calcext:value-type="float">
            <text:p>3.001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9525" calcext:value-type="float">
            <text:p>2.18953</text:p>
          </table:table-cell>
          <table:table-cell office:value-type="float" office:value="2.27562458333333" calcext:value-type="float">
            <text:p>2.27562</text:p>
          </table:table-cell>
          <table:table-cell office:value-type="float" office:value="3.480658" calcext:value-type="float">
            <text:p>3.4806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4802366666667" calcext:value-type="float">
            <text:p>2.14802</text:p>
          </table:table-cell>
          <table:table-cell office:value-type="float" office:value="2.188747" calcext:value-type="float">
            <text:p>2.18875</text:p>
          </table:table-cell>
          <table:table-cell office:value-type="float" office:value="2.751707" calcext:value-type="float">
            <text:p>2.751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591425" calcext:value-type="float">
            <text:p>2.18591</text:p>
          </table:table-cell>
          <table:table-cell office:value-type="float" office:value="2.28571841666667" calcext:value-type="float">
            <text:p>2.28572</text:p>
          </table:table-cell>
          <table:table-cell office:value-type="float" office:value="3.336512" calcext:value-type="float">
            <text:p>3.3365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18445933333333" calcext:value-type="float">
            <text:p>2.18446</text:p>
          </table:table-cell>
          <table:table-cell office:value-type="float" office:value="2.29224766666667" calcext:value-type="float">
            <text:p>2.29225</text:p>
          </table:table-cell>
          <table:table-cell office:value-type="float" office:value="3.757677" calcext:value-type="float">
            <text:p>3.757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8412758333333" calcext:value-type="float">
            <text:p>2.18413</text:p>
          </table:table-cell>
          <table:table-cell office:value-type="float" office:value="2.29577341666667" calcext:value-type="float">
            <text:p>2.29577</text:p>
          </table:table-cell>
          <table:table-cell office:value-type="float" office:value="3.039975" calcext:value-type="float">
            <text:p>3.0399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320241666667" calcext:value-type="float">
            <text:p>2.1832</text:p>
          </table:table-cell>
          <table:table-cell office:value-type="float" office:value="2.22501575" calcext:value-type="float">
            <text:p>2.22502</text:p>
          </table:table-cell>
          <table:table-cell office:value-type="float" office:value="3.079403" calcext:value-type="float">
            <text:p>3.07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154425" calcext:value-type="float">
            <text:p>2.18154</text:p>
          </table:table-cell>
          <table:table-cell office:value-type="float" office:value="2.30380925" calcext:value-type="float">
            <text:p>2.30381</text:p>
          </table:table-cell>
          <table:table-cell office:value-type="float" office:value="3.268857" calcext:value-type="float">
            <text:p>3.2688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115775" calcext:value-type="float">
            <text:p>2.18116</text:p>
          </table:table-cell>
          <table:table-cell office:value-type="float" office:value="2.1918615" calcext:value-type="float">
            <text:p>2.19186</text:p>
          </table:table-cell>
          <table:table-cell office:value-type="float" office:value="2.830473" calcext:value-type="float">
            <text:p>2.8304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090783333333" calcext:value-type="float">
            <text:p>2.18091</text:p>
          </table:table-cell>
          <table:table-cell office:value-type="float" office:value="2.302347" calcext:value-type="float">
            <text:p>2.30235</text:p>
          </table:table-cell>
          <table:table-cell office:value-type="float" office:value="3.536587" calcext:value-type="float">
            <text:p>3.5365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80005" calcext:value-type="float">
            <text:p>2.168</text:p>
          </table:table-cell>
          <table:table-cell office:value-type="float" office:value="2.25201341666667" calcext:value-type="float">
            <text:p>2.25201</text:p>
          </table:table-cell>
          <table:table-cell office:value-type="float" office:value="3.137027" calcext:value-type="float">
            <text:p>3.137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770875" calcext:value-type="float">
            <text:p>2.15771</text:p>
          </table:table-cell>
          <table:table-cell office:value-type="float" office:value="2.1106375" calcext:value-type="float">
            <text:p>2.11064</text:p>
          </table:table-cell>
          <table:table-cell office:value-type="float" office:value="2.798871" calcext:value-type="float">
            <text:p>2.798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545858333333" calcext:value-type="float">
            <text:p>2.14546</text:p>
          </table:table-cell>
          <table:table-cell office:value-type="float" office:value="2.16470025" calcext:value-type="float">
            <text:p>2.1647</text:p>
          </table:table-cell>
          <table:table-cell office:value-type="float" office:value="2.710942" calcext:value-type="float">
            <text:p>2.710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417216666667" calcext:value-type="float">
            <text:p>2.13417</text:p>
          </table:table-cell>
          <table:table-cell office:value-type="float" office:value="2.14476925" calcext:value-type="float">
            <text:p>2.14477</text:p>
          </table:table-cell>
          <table:table-cell office:value-type="float" office:value="2.585183" calcext:value-type="float">
            <text:p>2.585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412491666667" calcext:value-type="float">
            <text:p>2.14412</text:p>
          </table:table-cell>
          <table:table-cell office:value-type="float" office:value="2.16609491666667" calcext:value-type="float">
            <text:p>2.16609</text:p>
          </table:table-cell>
          <table:table-cell office:value-type="float" office:value="2.751745" calcext:value-type="float">
            <text:p>2.751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67425" calcext:value-type="float">
            <text:p>2.13674</text:p>
          </table:table-cell>
          <table:table-cell office:value-type="float" office:value="2.20449625" calcext:value-type="float">
            <text:p>2.2045</text:p>
          </table:table-cell>
          <table:table-cell office:value-type="float" office:value="3.149343" calcext:value-type="float">
            <text:p>3.149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166533333333" calcext:value-type="float">
            <text:p>2.19167</text:p>
          </table:table-cell>
          <table:table-cell office:value-type="float" office:value="2.13143575" calcext:value-type="float">
            <text:p>2.13144</text:p>
          </table:table-cell>
          <table:table-cell office:value-type="float" office:value="3.172879" calcext:value-type="float">
            <text:p>3.1728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609566666667" calcext:value-type="float">
            <text:p>2.1061</text:p>
          </table:table-cell>
          <table:table-cell office:value-type="float" office:value="1.97639441666667" calcext:value-type="float">
            <text:p>1.97639</text:p>
          </table:table-cell>
          <table:table-cell office:value-type="float" office:value="2.172307" calcext:value-type="float">
            <text:p>2.172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12299708333333" calcext:value-type="float">
            <text:p>2.123</text:p>
          </table:table-cell>
          <table:table-cell office:value-type="float" office:value="2.03351875" calcext:value-type="float">
            <text:p>2.03352</text:p>
          </table:table-cell>
          <table:table-cell office:value-type="float" office:value="2.645923" calcext:value-type="float">
            <text:p>2.645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4" calcext:value-type="float">
            <text:p>4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1" calcext:value-type="float">
            <text:p>1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1" calcext:value-type="float">
            <text:p>1</text:p>
          </table:table-cell>
          <table:table-cell table:formula="of:=SUM([.R1:.R5])" office:value-type="float" office:value="1" calcext:value-type="float">
            <text:p>1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1" calcext:value-type="float">
            <text:p>1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4" calcext:value-type="float">
            <text:p>4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4" calcext:value-type="float">
            <text:p>4</text:p>
          </table:table-cell>
          <table:table-cell table:formula="of:=SUM([.AH1:.AH5])" office:value-type="float" office:value="0" calcext:value-type="float">
            <text:p>0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0" calcext:value-type="float">
            <text:p>0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1" calcext:value-type="float">
            <text:p>1</text:p>
          </table:table-cell>
          <table:table-cell table:formula="of:=SUM([.AN1:.AN5])" office:value-type="float" office:value="1" calcext:value-type="float">
            <text:p>1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4" calcext:value-type="float">
            <text:p>4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0" calcext:value-type="float">
            <text:p>0</text:p>
          </table:table-cell>
          <table:table-cell table:formula="of:=SUM([.AW1:.AW5])" office:value-type="float" office:value="4" calcext:value-type="float">
            <text:p>4</text:p>
          </table:table-cell>
          <table:table-cell table:formula="of:=SUM([.AX1:.AX5])" office:value-type="float" office:value="4" calcext:value-type="float">
            <text:p>4</text:p>
          </table:table-cell>
          <table:table-cell table:formula="of:=SUM([.AY1:.AY5])" office:value-type="float" office:value="0" calcext:value-type="float">
            <text:p>0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5" calcext:value-type="float">
            <text:p>5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34:33.703232055</dc:date>
    <meta:document-statistic meta:table-count="1" meta:cell-count="4639" meta:object-count="0"/>
    <meta:generator>LibreOffice/4.2.8.2$Linux_X86_64 LibreOffice_project/420m0$Build-2</meta:generator>
  </office:meta>
</office:document-meta>
</file>